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1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fo:padding="0.71mm"/>
    </style:style>
    <style:style style:name="ce2" style:family="table-cell" style:parent-style-name="Default">
      <style:table-cell-properties fo:padding="0.71mm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1"/>
        <table:table-column table:style-name="co2" table:default-cell-style-name="ce2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R misurati µm</text:p>
          </table:table-cell>
          <table:table-cell table:style-name="Default" office:value-type="string" calcext:value-type="string">
            <text:p>Larghezza linea/2 µm</text:p>
          </table:table-cell>
          <table:table-cell office:value-type="string" calcext:value-type="string">
            <text:p>r µm</text:p>
          </table:table-cell>
          <table:table-cell office:value-type="string" calcext:value-type="string">
            <text:p>R µm</text:p>
          </table:table-cell>
          <table:table-cell office:value-type="string" calcext:value-type="string">
            <text:p>delta µm^2</text:p>
          </table:table-cell>
          <table:table-cell office:value-type="string" calcext:value-type="string">
            <text:p>Deltar µm^2</text:p>
          </table:table-cell>
          <table:table-cell office:value-type="string" calcext:value-type="string">
            <text:p>DeltaR µm^2</text:p>
          </table:table-cell>
        </table:table-row>
        <table:table-row table:style-name="ro2">
          <table:table-cell office:value-type="float" office:value="78.62" calcext:value-type="float">
            <text:p>78,62</text:p>
          </table:table-cell>
          <table:table-cell office:value-type="float" office:value="3.185" calcext:value-type="float">
            <text:p>3,185</text:p>
          </table:table-cell>
          <table:table-cell table:formula="of:=[.A2]+[.B2]" office:value-type="float" office:value="81.805" calcext:value-type="float">
            <text:p>81,805</text:p>
          </table:table-cell>
          <table:table-cell/>
          <table:table-cell table:formula="of:=(([.D3])^2-([.C2])^2)/(3-1)" office:value-type="float" office:value="283.064999999999" calcext:value-type="float">
            <text:p>283,064999999999</text:p>
          </table:table-cell>
          <table:table-cell table:number-columns-repeated="2"/>
        </table:table-row>
        <table:table-row table:style-name="ro2">
          <table:table-cell office:value-type="float" office:value="88.38" calcext:value-type="float">
            <text:p>88,38</text:p>
          </table:table-cell>
          <table:table-cell office:value-type="float" office:value="2.52" calcext:value-type="float">
            <text:p>2,52</text:p>
          </table:table-cell>
          <table:table-cell/>
          <table:table-cell table:formula="of:=[.A3]-[.B2]" office:value-type="float" office:value="85.195" calcext:value-type="float">
            <text:p>85,195</text:p>
          </table:table-cell>
          <table:table-cell table:number-columns-repeated="3"/>
        </table:table-row>
        <table:table-row table:style-name="ro2">
          <table:table-cell office:value-type="float" office:value="103.99" calcext:value-type="float">
            <text:p>103,99</text:p>
          </table:table-cell>
          <table:table-cell office:value-type="float" office:value="2.225" calcext:value-type="float">
            <text:p>2,225</text:p>
          </table:table-cell>
          <table:table-cell table:formula="of:=[.A4]+[.B3]" office:value-type="float" office:value="106.51" calcext:value-type="float">
            <text:p>106,51</text:p>
          </table:table-cell>
          <table:table-cell table:number-columns-repeated="4"/>
        </table:table-row>
        <table:table-row table:style-name="ro2">
          <table:table-cell office:value-type="float" office:value="110.71" calcext:value-type="float">
            <text:p>110,71</text:p>
          </table:table-cell>
          <table:table-cell office:value-type="float" office:value="1.78999999999999" calcext:value-type="float">
            <text:p>1,78999999999999</text:p>
          </table:table-cell>
          <table:table-cell/>
          <table:table-cell table:formula="of:=[.A5]-[.B3]" office:value-type="float" office:value="108.19" calcext:value-type="float">
            <text:p>108,19</text:p>
          </table:table-cell>
          <table:table-cell table:formula="of:=(([.D5])^2-([.C4])^2)/(3-1)" office:value-type="float" office:value="180.348000000001" calcext:value-type="float">
            <text:p>180,348000000001</text:p>
          </table:table-cell>
          <table:table-cell table:formula="of:=([.C4])^2-([.C2])^2" office:value-type="float" office:value="4652.322075" calcext:value-type="float">
            <text:p>4652,322075</text:p>
          </table:table-cell>
          <table:table-cell table:formula="of:=([.D5])^2-([.D3])^2" office:value-type="float" office:value="4446.888075" calcext:value-type="float">
            <text:p>4446,888075</text:p>
          </table:table-cell>
        </table:table-row>
        <table:table-row table:style-name="ro2">
          <table:table-cell office:value-type="float" office:value="123.51" calcext:value-type="float">
            <text:p>123,51</text:p>
          </table:table-cell>
          <table:table-cell office:value-type="float" office:value="1.78" calcext:value-type="float">
            <text:p>1,78</text:p>
          </table:table-cell>
          <table:table-cell table:formula="of:=[.A6]+[.B4]" office:value-type="float" office:value="125.735" calcext:value-type="float">
            <text:p>125,735</text:p>
          </table:table-cell>
          <table:table-cell table:number-columns-repeated="4"/>
        </table:table-row>
        <table:table-row table:style-name="ro2">
          <table:table-cell office:value-type="float" office:value="129.84" calcext:value-type="float">
            <text:p>129,84</text:p>
          </table:table-cell>
          <table:table-cell office:value-type="float" office:value="1.58500000000001" calcext:value-type="float">
            <text:p>1,58500000000001</text:p>
          </table:table-cell>
          <table:table-cell/>
          <table:table-cell table:formula="of:=[.A7]-[.B4]" office:value-type="float" office:value="127.615" calcext:value-type="float">
            <text:p>127,615</text:p>
          </table:table-cell>
          <table:table-cell table:formula="of:=(([.D7])^2-([.C6])^2)/(3-1)" office:value-type="float" office:value="238.149000000001" calcext:value-type="float">
            <text:p>238,149000000001</text:p>
          </table:table-cell>
          <table:table-cell table:formula="of:=([.C6])^2-([.C4])^2" office:value-type="float" office:value="4464.910125" calcext:value-type="float">
            <text:p>4464,910125</text:p>
          </table:table-cell>
          <table:table-cell table:formula="of:=([.D7])^2-([.D5])^2" office:value-type="float" office:value="4580.512125" calcext:value-type="float">
            <text:p>4580,512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</number:number-style>
    <number:number-style style:name="N106">
      <number:text>-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.</number:text>
      <number:seconds number:style="long"/>
    </number:time-style>
    <number:time-style style:name="N111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2">
      <number:minutes number:style="long"/>
      <number:text>.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.</number:text>
      <number:minute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9" number:language="it" number:country="IT">
      <number:hours/>
      <number:text>.</number:text>
      <number:minutes number:style="long"/>
    </number:time-style>
    <number:time-style style:name="N1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7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6">00/00/0000</text:date>, <text:time style:data-style-name="N2" text:time-value="21:58:42.446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16:16:25.277000000</meta:creation-date>
    <meta:generator>LibreOffice/6.1.2.1$Windows_X86_64 LibreOffice_project/65905a128db06ba48db947242809d14d3f9a93fe</meta:generator>
    <dc:date>2019-02-16T21:59:42.107000000</dc:date>
    <meta:editing-duration>PT26M19S</meta:editing-duration>
    <meta:editing-cycles>6</meta:editing-cycles>
    <meta:document-statistic meta:table-count="1" meta:cell-count="32" meta:object-count="0"/>
  </office:meta>
</office:document-meta>
</file>